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1pt" style:font-size-asian="11pt" style:font-size-complex="11pt"/>
    </style:style>
    <style:style style:name="P2" style:family="paragraph" style:parent-style-name="Standard">
      <style:text-properties style:font-name="Courier 10 Pitch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es</text:p>
      <text:p text:style-name="P1"/>
      <text:p text:style-name="P1">1. How can I make sure that my program is the only one accessing a file? </text:p>
      <text:p text:style-name="P1">2. How can I open a file so that other programs can update it at the same time? </text:p>
      <text:p text:style-name="P1">3. How do you determine whether to use a stream function or a low-level function? </text:p>
      <text:p text:style-name="P1">4. What is the difference between text and binary modes? </text:p>
      <text:p text:style-name="P1">5. How can you restore a redirected standard stream? </text:p>
      <text:p text:style-name="P1">6. How do you redirect a standard stream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alisa </meta:initial-creator>
    <meta:creation-date>2015-10-12T14:33:33</meta:creation-date>
    <dc:date>2015-10-12T15:20:25</dc:date>
    <dc:creator>Monalisa </dc:creator>
    <meta:editing-duration>PT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7" meta:word-count="77" meta:character-count="391" meta:non-whitespace-character-count="316"/>
  </office:meta>
</office:document-meta>
</file>